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417in" svg:height="5.7933in" svg:x="10.6669in" svg:y="0.0004in">
            <draw:object draw:notify-on-update-of-ranges="Sheet1.A2:Sheet1.A13 Sheet1.A2:Sheet1.A13 Sheet1.B1:Sheet1.B1 Sheet1.B2:Sheet1.B13 Sheet1.J1:Sheet1.J1 Sheet1.J2:Sheet1.J13 Sheet1.A2:Sheet1.A13 Sheet1.F1:Sheet1.F1 Sheet1.F2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417in" svg:height="5.7933in" svg:x="10.6669in" svg:y="5.8669in">
            <draw:object draw:notify-on-update-of-ranges="Sheet1.A2:Sheet1.A13 Sheet1.A2:Sheet1.A13 Sheet1.C1:Sheet1.C1 Sheet1.C2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5417in" svg:height="5.7933in" svg:x="10.6669in" svg:y="11.7335in">
            <draw:object draw:notify-on-update-of-ranges="Sheet1.A2:Sheet1.A13 Sheet1.A2:Sheet1.A13 Sheet1.E1:Sheet1.E1 Sheet1.E2:Sheet1.E13 Sheet1.A2:Sheet1.A13 Sheet1.D1:Sheet1.D1 Sheet1.D2:Sheet1.D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r_a</text:p>
          </table:table-cell>
          <table:table-cell table:style-name="ce1" office:value-type="string" calcext:value-type="string">
            <text:p>c_A: Table</text:p>
          </table:table-cell>
          <table:table-cell table:style-name="ce1" office:value-type="string" calcext:value-type="string">
            <text:p>dc_A: Table</text:p>
          </table:table-cell>
          <table:table-cell table:style-name="ce1" office:value-type="string" calcext:value-type="string">
            <text:p>d2c_A: Tabl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_A: Formula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_A: Approx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_A: Approx2</text:p>
          </table:table-cell>
          <table:table-cell table:style-name="ce1" office:value-type="string" calcext:value-type="string">
            <text:p>Che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IN([.A2];3)" office:value-type="float" office:value="1" calcext:value-type="float">
            <text:p>1</text:p>
          </table:table-cell>
          <table:table-cell table:formula="of:= ([.E2] * (17 - 3 * [.E2]) + 5 * [.A2] * ([.A2] - 3) - 4)/2" office:value-type="float" office:value="0" calcext:value-type="float">
            <text:p>0</text:p>
          </table:table-cell>
          <table:table-cell table:formula="of:=[.F2]-[.$B2]" office:value-type="float" office:value="0" calcext:value-type="float">
            <text:p>0</text:p>
          </table:table-cell>
          <table:table-cell table:formula="of:=2.42507*[.$A2]^2 - 6.3022*[.$A2] + 5.77273" office:value-type="float" office:value="1.8956" calcext:value-type="float">
            <text:p>1.8956</text:p>
          </table:table-cell>
          <table:table-cell table:formula="of:=[.H2]-[.$B2]" office:value-type="float" office:value="1.8956" calcext:value-type="float">
            <text:p>1.8956</text:p>
          </table:table-cell>
          <table:table-cell table:formula="of:=ROUND(2.42507;[.$J$15])*[.$A2]^2 - ROUND(6.3022;[.$J$15])*[.$A2] + ROUND(5.77273;[.$J$15])" office:value-type="float" office:value="1.9" calcext:value-type="float">
            <text:p>1.9</text:p>
          </table:table-cell>
          <table:table-cell table:formula="of:=[.J2]-[.$B2]"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-[.B2]" office:value-type="float" office:value="4" calcext:value-type="float">
            <text:p>4</text:p>
          </table:table-cell>
          <table:table-cell table:formula="of:=[.C3]-[.C2]" office:value-type="float" office:value="4" calcext:value-type="float">
            <text:p>4</text:p>
          </table:table-cell>
          <table:table-cell table:formula="of:=MIN([.A3];3)" office:value-type="float" office:value="2" calcext:value-type="float">
            <text:p>2</text:p>
          </table:table-cell>
          <table:table-cell table:formula="of:= ([.E3] * (17 - 3 * [.E3]) + 5 * [.A3] * ([.A3] - 3) - 4)/2" office:value-type="float" office:value="4" calcext:value-type="float">
            <text:p>4</text:p>
          </table:table-cell>
          <table:table-cell table:formula="of:=[.F3]-[.$B3]" office:value-type="float" office:value="0" calcext:value-type="float">
            <text:p>0</text:p>
          </table:table-cell>
          <table:table-cell table:formula="of:=2.42507*[.$A3]^2 - 6.3022*[.$A3] + 5.77273" office:value-type="float" office:value="2.86861" calcext:value-type="float">
            <text:p>2.86861</text:p>
          </table:table-cell>
          <table:table-cell table:formula="of:=[.H3]-[.$B3]" office:value-type="float" office:value="-1.13139" calcext:value-type="float">
            <text:p>-1.13139</text:p>
          </table:table-cell>
          <table:table-cell table:formula="of:=ROUND(2.42507;[.$J$15])*[.$A3]^2 - ROUND(6.3022;[.$J$15])*[.$A3] + ROUND(5.77273;[.$J$15])" office:value-type="float" office:value="2.89" calcext:value-type="float">
            <text:p>2.89</text:p>
          </table:table-cell>
          <table:table-cell table:formula="of:=[.J3]-[.$B3]" office:value-type="float" office:value="-1.11" calcext:value-type="float">
            <text:p>-1.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4]-[.B3]" office:value-type="float" office:value="6" calcext:value-type="float">
            <text:p>6</text:p>
          </table:table-cell>
          <table:table-cell table:formula="of:=[.C4]-[.C3]" office:value-type="float" office:value="2" calcext:value-type="float">
            <text:p>2</text:p>
          </table:table-cell>
          <table:table-cell table:formula="of:=MIN([.A4];3)" office:value-type="float" office:value="3" calcext:value-type="float">
            <text:p>3</text:p>
          </table:table-cell>
          <table:table-cell table:formula="of:= ([.E4] * (17 - 3 * [.E4]) + 5 * [.A4] * ([.A4] - 3) - 4)/2" office:value-type="float" office:value="10" calcext:value-type="float">
            <text:p>10</text:p>
          </table:table-cell>
          <table:table-cell table:formula="of:=[.F4]-[.$B4]" office:value-type="float" office:value="0" calcext:value-type="float">
            <text:p>0</text:p>
          </table:table-cell>
          <table:table-cell table:formula="of:=2.42507*[.$A4]^2 - 6.3022*[.$A4] + 5.77273" office:value-type="float" office:value="8.69176" calcext:value-type="float">
            <text:p>8.69176</text:p>
          </table:table-cell>
          <table:table-cell table:formula="of:=[.H4]-[.$B4]" office:value-type="float" office:value="-1.30824000000001" calcext:value-type="float">
            <text:p>-1.30824000000001</text:p>
          </table:table-cell>
          <table:table-cell table:formula="of:=ROUND(2.42507;[.$J$15])*[.$A4]^2 - ROUND(6.3022;[.$J$15])*[.$A4] + ROUND(5.77273;[.$J$15])" office:value-type="float" office:value="8.74" calcext:value-type="float">
            <text:p>8.74</text:p>
          </table:table-cell>
          <table:table-cell table:formula="of:=[.J4]-[.$B4]" office:value-type="float" office:value="-1.26" calcext:value-type="float">
            <text:p>-1.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5]-[.B4]" office:value-type="float" office:value="10" calcext:value-type="float">
            <text:p>10</text:p>
          </table:table-cell>
          <table:table-cell table:formula="of:=[.C5]-[.C4]" office:value-type="float" office:value="4" calcext:value-type="float">
            <text:p>4</text:p>
          </table:table-cell>
          <table:table-cell table:formula="of:=MIN([.A5];3)" office:value-type="float" office:value="3" calcext:value-type="float">
            <text:p>3</text:p>
          </table:table-cell>
          <table:table-cell table:formula="of:= ([.E5] * (17 - 3 * [.E5]) + 5 * [.A5] * ([.A5] - 3) - 4)/2" office:value-type="float" office:value="20" calcext:value-type="float">
            <text:p>20</text:p>
          </table:table-cell>
          <table:table-cell table:formula="of:=[.F5]-[.$B5]" office:value-type="float" office:value="0" calcext:value-type="float">
            <text:p>0</text:p>
          </table:table-cell>
          <table:table-cell table:formula="of:=2.42507*[.$A5]^2 - 6.3022*[.$A5] + 5.77273" office:value-type="float" office:value="19.36505" calcext:value-type="float">
            <text:p>19.36505</text:p>
          </table:table-cell>
          <table:table-cell table:formula="of:=[.H5]-[.$B5]" office:value-type="float" office:value="-0.634950000000003" calcext:value-type="float">
            <text:p>-0.634950000000003</text:p>
          </table:table-cell>
          <table:table-cell table:formula="of:=ROUND(2.42507;[.$J$15])*[.$A5]^2 - ROUND(6.3022;[.$J$15])*[.$A5] + ROUND(5.77273;[.$J$15])" office:value-type="float" office:value="19.45" calcext:value-type="float">
            <text:p>19.45</text:p>
          </table:table-cell>
          <table:table-cell table:formula="of:=[.J5]-[.$B5]" office:value-type="float" office:value="-0.549999999999997" calcext:value-type="float">
            <text:p>-0.5499999999999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6]-[.B5]" office:value-type="float" office:value="15" calcext:value-type="float">
            <text:p>15</text:p>
          </table:table-cell>
          <table:table-cell table:formula="of:=[.C6]-[.C5]" office:value-type="float" office:value="5" calcext:value-type="float">
            <text:p>5</text:p>
          </table:table-cell>
          <table:table-cell table:formula="of:=MIN([.A6];3)" office:value-type="float" office:value="3" calcext:value-type="float">
            <text:p>3</text:p>
          </table:table-cell>
          <table:table-cell table:formula="of:= ([.E6] * (17 - 3 * [.E6]) + 5 * [.A6] * ([.A6] - 3) - 4)/2" office:value-type="float" office:value="35" calcext:value-type="float">
            <text:p>35</text:p>
          </table:table-cell>
          <table:table-cell table:formula="of:=[.F6]-[.$B6]" office:value-type="float" office:value="0" calcext:value-type="float">
            <text:p>0</text:p>
          </table:table-cell>
          <table:table-cell table:formula="of:=2.42507*[.$A6]^2 - 6.3022*[.$A6] + 5.77273" office:value-type="float" office:value="34.88848" calcext:value-type="float">
            <text:p>34.88848</text:p>
          </table:table-cell>
          <table:table-cell table:formula="of:=[.H6]-[.$B6]" office:value-type="float" office:value="-0.111520000000006" calcext:value-type="float">
            <text:p>-0.111520000000006</text:p>
          </table:table-cell>
          <table:table-cell table:formula="of:=ROUND(2.42507;[.$J$15])*[.$A6]^2 - ROUND(6.3022;[.$J$15])*[.$A6] + ROUND(5.77273;[.$J$15])" office:value-type="float" office:value="35.02" calcext:value-type="float">
            <text:p>35.02</text:p>
          </table:table-cell>
          <table:table-cell table:formula="of:=[.J6]-[.$B6]" office:value-type="float" office:value="0.0200000000000102" calcext:value-type="float">
            <text:p>0.020000000000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5" calcext:value-type="float">
            <text:p>5</text:p>
          </table:table-cell>
          <table:table-cell table:formula="of:=MIN([.A7];3)" office:value-type="float" office:value="3" calcext:value-type="float">
            <text:p>3</text:p>
          </table:table-cell>
          <table:table-cell table:formula="of:= ([.E7] * (17 - 3 * [.E7]) + 5 * [.A7] * ([.A7] - 3) - 4)/2" office:value-type="float" office:value="55" calcext:value-type="float">
            <text:p>55</text:p>
          </table:table-cell>
          <table:table-cell table:formula="of:=[.F7]-[.$B7]" office:value-type="float" office:value="0" calcext:value-type="float">
            <text:p>0</text:p>
          </table:table-cell>
          <table:table-cell table:formula="of:=2.42507*[.$A7]^2 - 6.3022*[.$A7] + 5.77273" office:value-type="float" office:value="55.26205" calcext:value-type="float">
            <text:p>55.26205</text:p>
          </table:table-cell>
          <table:table-cell table:formula="of:=[.H7]-[.$B7]" office:value-type="float" office:value="0.262049999999988" calcext:value-type="float">
            <text:p>0.262049999999988</text:p>
          </table:table-cell>
          <table:table-cell table:formula="of:=ROUND(2.42507;[.$J$15])*[.$A7]^2 - ROUND(6.3022;[.$J$15])*[.$A7] + ROUND(5.77273;[.$J$15])" office:value-type="float" office:value="55.45" calcext:value-type="float">
            <text:p>55.45</text:p>
          </table:table-cell>
          <table:table-cell table:formula="of:=[.J7]-[.$B7]" office:value-type="float" office:value="0.450000000000003" calcext:value-type="float">
            <text:p>0.4500000000000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[.B8]-[.B7]" office:value-type="float" office:value="25" calcext:value-type="float">
            <text:p>25</text:p>
          </table:table-cell>
          <table:table-cell table:formula="of:=[.C8]-[.C7]" office:value-type="float" office:value="5" calcext:value-type="float">
            <text:p>5</text:p>
          </table:table-cell>
          <table:table-cell table:formula="of:=MIN([.A8];3)" office:value-type="float" office:value="3" calcext:value-type="float">
            <text:p>3</text:p>
          </table:table-cell>
          <table:table-cell table:formula="of:= ([.E8] * (17 - 3 * [.E8]) + 5 * [.A8] * ([.A8] - 3) - 4)/2" office:value-type="float" office:value="80" calcext:value-type="float">
            <text:p>80</text:p>
          </table:table-cell>
          <table:table-cell table:formula="of:=[.F8]-[.$B8]" office:value-type="float" office:value="0" calcext:value-type="float">
            <text:p>0</text:p>
          </table:table-cell>
          <table:table-cell table:formula="of:=2.42507*[.$A8]^2 - 6.3022*[.$A8] + 5.77273" office:value-type="float" office:value="80.48576" calcext:value-type="float">
            <text:p>80.48576</text:p>
          </table:table-cell>
          <table:table-cell table:formula="of:=[.H8]-[.$B8]" office:value-type="float" office:value="0.485759999999999" calcext:value-type="float">
            <text:p>0.485759999999999</text:p>
          </table:table-cell>
          <table:table-cell table:formula="of:=ROUND(2.42507;[.$J$15])*[.$A8]^2 - ROUND(6.3022;[.$J$15])*[.$A8] + ROUND(5.77273;[.$J$15])" office:value-type="float" office:value="80.74" calcext:value-type="float">
            <text:p>80.74</text:p>
          </table:table-cell>
          <table:table-cell table:formula="of:=[.J8]-[.$B8]" office:value-type="float" office:value="0.739999999999995" calcext:value-type="float">
            <text:p>0.7399999999999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B9]-[.B8]" office:value-type="float" office:value="30" calcext:value-type="float">
            <text:p>30</text:p>
          </table:table-cell>
          <table:table-cell table:formula="of:=[.C9]-[.C8]" office:value-type="float" office:value="5" calcext:value-type="float">
            <text:p>5</text:p>
          </table:table-cell>
          <table:table-cell table:formula="of:=MIN([.A9];3)" office:value-type="float" office:value="3" calcext:value-type="float">
            <text:p>3</text:p>
          </table:table-cell>
          <table:table-cell table:formula="of:= ([.E9] * (17 - 3 * [.E9]) + 5 * [.A9] * ([.A9] - 3) - 4)/2" office:value-type="float" office:value="110" calcext:value-type="float">
            <text:p>110</text:p>
          </table:table-cell>
          <table:table-cell table:formula="of:=[.F9]-[.$B9]" office:value-type="float" office:value="0" calcext:value-type="float">
            <text:p>0</text:p>
          </table:table-cell>
          <table:table-cell table:formula="of:=2.42507*[.$A9]^2 - 6.3022*[.$A9] + 5.77273" office:value-type="float" office:value="110.55961" calcext:value-type="float">
            <text:p>110.55961</text:p>
          </table:table-cell>
          <table:table-cell table:formula="of:=[.H9]-[.$B9]" office:value-type="float" office:value="0.559609999999992" calcext:value-type="float">
            <text:p>0.559609999999992</text:p>
          </table:table-cell>
          <table:table-cell table:formula="of:=ROUND(2.42507;[.$J$15])*[.$A9]^2 - ROUND(6.3022;[.$J$15])*[.$A9] + ROUND(5.77273;[.$J$15])" office:value-type="float" office:value="110.89" calcext:value-type="float">
            <text:p>110.89</text:p>
          </table:table-cell>
          <table:table-cell table:formula="of:=[.J9]-[.$B9]" office:value-type="float" office:value="0.890000000000001" calcext:value-type="float">
            <text:p>0.8900000000000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formula="of:=[.B10]-[.B9]" office:value-type="float" office:value="35" calcext:value-type="float">
            <text:p>35</text:p>
          </table:table-cell>
          <table:table-cell table:formula="of:=[.C10]-[.C9]" office:value-type="float" office:value="5" calcext:value-type="float">
            <text:p>5</text:p>
          </table:table-cell>
          <table:table-cell table:formula="of:=MIN([.A10];3)" office:value-type="float" office:value="3" calcext:value-type="float">
            <text:p>3</text:p>
          </table:table-cell>
          <table:table-cell table:formula="of:= ([.E10] * (17 - 3 * [.E10]) + 5 * [.A10] * ([.A10] - 3) - 4)/2" office:value-type="float" office:value="145" calcext:value-type="float">
            <text:p>145</text:p>
          </table:table-cell>
          <table:table-cell table:formula="of:=[.F10]-[.$B10]" office:value-type="float" office:value="0" calcext:value-type="float">
            <text:p>0</text:p>
          </table:table-cell>
          <table:table-cell table:formula="of:=2.42507*[.$A10]^2 - 6.3022*[.$A10] + 5.77273" office:value-type="float" office:value="145.4836" calcext:value-type="float">
            <text:p>145.4836</text:p>
          </table:table-cell>
          <table:table-cell table:formula="of:=[.H10]-[.$B10]" office:value-type="float" office:value="0.483599999999996" calcext:value-type="float">
            <text:p>0.483599999999996</text:p>
          </table:table-cell>
          <table:table-cell table:formula="of:=ROUND(2.42507;[.$J$15])*[.$A10]^2 - ROUND(6.3022;[.$J$15])*[.$A10] + ROUND(5.77273;[.$J$15])" office:value-type="float" office:value="145.9" calcext:value-type="float">
            <text:p>145.9</text:p>
          </table:table-cell>
          <table:table-cell table:formula="of:=[.J10]-[.$B10]" office:value-type="float" office:value="0.900000000000034" calcext:value-type="float">
            <text:p>0.9000000000000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formula="of:=[.B11]-[.B10]" office:value-type="float" office:value="40" calcext:value-type="float">
            <text:p>40</text:p>
          </table:table-cell>
          <table:table-cell table:formula="of:=[.C11]-[.C10]" office:value-type="float" office:value="5" calcext:value-type="float">
            <text:p>5</text:p>
          </table:table-cell>
          <table:table-cell table:formula="of:=MIN([.A11];3)" office:value-type="float" office:value="3" calcext:value-type="float">
            <text:p>3</text:p>
          </table:table-cell>
          <table:table-cell table:formula="of:= ([.E11] * (17 - 3 * [.E11]) + 5 * [.A11] * ([.A11] - 3) - 4)/2" office:value-type="float" office:value="185" calcext:value-type="float">
            <text:p>185</text:p>
          </table:table-cell>
          <table:table-cell table:formula="of:=[.F11]-[.$B11]" office:value-type="float" office:value="0" calcext:value-type="float">
            <text:p>0</text:p>
          </table:table-cell>
          <table:table-cell table:formula="of:=2.42507*[.$A11]^2 - 6.3022*[.$A11] + 5.77273" office:value-type="float" office:value="185.25773" calcext:value-type="float">
            <text:p>185.25773</text:p>
          </table:table-cell>
          <table:table-cell table:formula="of:=[.H11]-[.$B11]" office:value-type="float" office:value="0.257729999999981" calcext:value-type="float">
            <text:p>0.257729999999981</text:p>
          </table:table-cell>
          <table:table-cell table:formula="of:=ROUND(2.42507;[.$J$15])*[.$A11]^2 - ROUND(6.3022;[.$J$15])*[.$A11] + ROUND(5.77273;[.$J$15])" office:value-type="float" office:value="185.77" calcext:value-type="float">
            <text:p>185.77</text:p>
          </table:table-cell>
          <table:table-cell table:formula="of:=[.J11]-[.$B11]" office:value-type="float" office:value="0.770000000000039" calcext:value-type="float">
            <text:p>0.77000000000003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table:formula="of:=[.B12]-[.B11]" office:value-type="float" office:value="45" calcext:value-type="float">
            <text:p>45</text:p>
          </table:table-cell>
          <table:table-cell table:formula="of:=[.C12]-[.C11]" office:value-type="float" office:value="5" calcext:value-type="float">
            <text:p>5</text:p>
          </table:table-cell>
          <table:table-cell table:formula="of:=MIN([.A12];3)" office:value-type="float" office:value="3" calcext:value-type="float">
            <text:p>3</text:p>
          </table:table-cell>
          <table:table-cell table:formula="of:= ([.E12] * (17 - 3 * [.E12]) + 5 * [.A12] * ([.A12] - 3) - 4)/2" office:value-type="float" office:value="230" calcext:value-type="float">
            <text:p>230</text:p>
          </table:table-cell>
          <table:table-cell table:formula="of:=[.F12]-[.$B12]" office:value-type="float" office:value="0" calcext:value-type="float">
            <text:p>0</text:p>
          </table:table-cell>
          <table:table-cell table:formula="of:=2.42507*[.$A12]^2 - 6.3022*[.$A12] + 5.77273" office:value-type="float" office:value="229.882" calcext:value-type="float">
            <text:p>229.882</text:p>
          </table:table-cell>
          <table:table-cell table:formula="of:=[.H12]-[.$B12]" office:value-type="float" office:value="-0.118000000000023" calcext:value-type="float">
            <text:p>-0.118000000000023</text:p>
          </table:table-cell>
          <table:table-cell table:formula="of:=ROUND(2.42507;[.$J$15])*[.$A12]^2 - ROUND(6.3022;[.$J$15])*[.$A12] + ROUND(5.77273;[.$J$15])" office:value-type="float" office:value="230.5" calcext:value-type="float">
            <text:p>230.5</text:p>
          </table:table-cell>
          <table:table-cell table:formula="of:=[.J12]-[.$B12]" office:value-type="float" office:value="0.500000000000028" calcext:value-type="float">
            <text:p>0.5000000000000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table:formula="of:=[.B13]-[.B12]" office:value-type="float" office:value="50" calcext:value-type="float">
            <text:p>50</text:p>
          </table:table-cell>
          <table:table-cell table:formula="of:=[.C13]-[.C12]" office:value-type="float" office:value="5" calcext:value-type="float">
            <text:p>5</text:p>
          </table:table-cell>
          <table:table-cell table:formula="of:=MIN([.A13];3)" office:value-type="float" office:value="3" calcext:value-type="float">
            <text:p>3</text:p>
          </table:table-cell>
          <table:table-cell table:formula="of:= ([.E13] * (17 - 3 * [.E13]) + 5 * [.A13] * ([.A13] - 3) - 4)/2" office:value-type="float" office:value="280" calcext:value-type="float">
            <text:p>280</text:p>
          </table:table-cell>
          <table:table-cell table:formula="of:=[.F13]-[.$B13]" office:value-type="float" office:value="0" calcext:value-type="float">
            <text:p>0</text:p>
          </table:table-cell>
          <table:table-cell table:formula="of:=2.42507*[.$A13]^2 - 6.3022*[.$A13] + 5.77273" office:value-type="float" office:value="279.35641" calcext:value-type="float">
            <text:p>279.35641</text:p>
          </table:table-cell>
          <table:table-cell table:formula="of:=[.H13]-[.$B13]" office:value-type="float" office:value="-0.643590000000017" calcext:value-type="float">
            <text:p>-0.643590000000017</text:p>
          </table:table-cell>
          <table:table-cell table:formula="of:=ROUND(2.42507;[.$J$15])*[.$A13]^2 - ROUND(6.3022;[.$J$15])*[.$A13] + ROUND(5.77273;[.$J$15])" office:value-type="float" office:value="280.09" calcext:value-type="float">
            <text:p>280.09</text:p>
          </table:table-cell>
          <table:table-cell table:formula="of:=[.J13]-[.$B13]" office:value-type="float" office:value="0.0900000000000318" calcext:value-type="float">
            <text:p>0.090000000000032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table:formula="of:=SUM([.G2:.G13])" office:value-type="float" office:value="0" calcext:value-type="float">
            <text:p>0</text:p>
          </table:table-cell>
          <table:table-cell/>
          <table:table-cell table:style-name="Default" table:formula="of:=SUM([.I2:.I13])" office:value-type="float" office:value="-0.00334000000010004" calcext:value-type="float">
            <text:p>-0.0033400000001</text:p>
          </table:table-cell>
          <table:table-cell/>
          <table:table-cell table:style-name="Default" table:formula="of:=SUM([.K2:.K13])" office:value-type="float" office:value="3.34000000000015" calcext:value-type="float">
            <text:p>3.34000000000015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table:formula="of:=MIN([.G2:.G13])" office:value-type="float" office:value="0" calcext:value-type="float">
            <text:p>0</text:p>
          </table:table-cell>
          <table:table-cell/>
          <table:table-cell table:style-name="Default" table:formula="of:=MIN([.I2:.I13])" office:value-type="float" office:value="-1.30824000000001" calcext:value-type="float">
            <text:p>-1.30824000000001</text:p>
          </table:table-cell>
          <table:table-cell office:value-type="float" office:value="2" calcext:value-type="float">
            <text:p>2</text:p>
          </table:table-cell>
          <table:table-cell table:style-name="Default" table:formula="of:=MIN([.K2:.K13])" office:value-type="float" office:value="-1.26" calcext:value-type="float">
            <text:p>-1.26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table:formula="of:=MAX([.G2:.G13])" office:value-type="float" office:value="0" calcext:value-type="float">
            <text:p>0</text:p>
          </table:table-cell>
          <table:table-cell/>
          <table:table-cell table:style-name="Default" table:formula="of:=MAX([.I2:.I13])" office:value-type="float" office:value="1.8956" calcext:value-type="float">
            <text:p>1.8956</text:p>
          </table:table-cell>
          <table:table-cell/>
          <table:table-cell table:style-name="Default" table:formula="of:=MAX([.K2:.K13])" office:value-type="float" office:value="1.9" calcext:value-type="float">
            <text:p>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2:13:39.061654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0:34:05.478642908</meta:creation-date>
    <meta:editing-duration>PT9M41S</meta:editing-duration>
    <meta:editing-cycles>4</meta:editing-cycles>
    <meta:generator>LibreOffice/6.4.6.2$Linux_X86_64 LibreOffice_project/40$Build-2</meta:generator>
    <dc:date>2021-01-10T22:53:21.341974606</dc:date>
    <meta:document-statistic meta:table-count="1" meta:cell-count="15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97cm" svg:height="14.716cm" xlink:href=".." xlink:type="simple" chart:class="chart:scatter" chart:column-mapping="0 2 1" chart:style-name="ch1">
        <chart:legend chart:legend-position="end" svg:x="18.263cm" svg:y="6.561cm" style:legend-expansion="high" chart:style-name="ch2"/>
        <chart:plot-area chart:style-name="ch3" table:cell-range-address="Sheet1.A2:Sheet1.B13 Sheet1.A1:Sheet1.B1 Sheet1.J1:Sheet1.J13 Sheet1.F1:Sheet1.F13" chart:data-source-has-labels="both" svg:x="0.433cm" svg:y="0.294cm" svg:width="17.397cm" svg:height="14.128cm">
          <chartooo:coordinate-region svg:x="1.24cm" svg:y="0.494cm" svg:width="16.403cm" svg:height="13.281cm"/>
          <chart:axis chart:dimension="x" chart:name="primary-x" chart:style-name="ch4" chartooo:axis-type="auto"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series chart:style-name="ch7" chart:values-cell-range-address="Sheet1.J2:Sheet1.J13" chart:label-cell-address="Sheet1.J1:Sheet1.J1" chart:class="chart:scatter">
            <chart:data-point chart:repeated="12"/>
          </chart:series>
          <chart:series chart:style-name="ch8" chart:values-cell-range-address="Sheet1.F2:Sheet1.F13" chart:label-cell-address="Sheet1.F1:Sheet1.F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_A: Table</text:p>
                <draw:g>
                  <svg:desc>Sheet1.B1:Sheet1.B1</svg:desc>
                </draw:g>
              </table:table-cell>
              <table:table-cell office:value-type="string">
                <text:p>c_A: Approx2</text:p>
                <draw:g>
                  <svg:desc>Sheet1.J1:Sheet1.J1</svg:desc>
                </draw:g>
              </table:table-cell>
              <table:table-cell office:value-type="string">
                <text:p>c_A: Formul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0">
                <text:p>0</text:p>
                <draw:g>
                  <svg:desc>Sheet1.B2:Sheet1.B13</svg:desc>
                </draw:g>
              </table:table-cell>
              <table:table-cell office:value-type="float" office:value="1.9">
                <text:p>1.9</text:p>
                <draw:g>
                  <svg:desc>Sheet1.J2:Sheet1.J13</svg:desc>
                </draw:g>
              </table:table-cell>
              <table:table-cell office:value-type="float" office:value="0">
                <text:p>0</text:p>
                <draw:g>
                  <svg:desc>Sheet1.F2:Sheet1.F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9">
                <text:p>2.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74">
                <text:p>8.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45">
                <text:p>19.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5.02">
                <text:p>35.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5.45">
                <text:p>55.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80.74">
                <text:p>80.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110.89">
                <text:p>110.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145.9">
                <text:p>145.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85.77">
                <text:p>185.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230.5">
                <text:p>230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280.09">
                <text:p>280.09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97cm" svg:height="14.716cm" xlink:href=".." xlink:type="simple" chart:class="chart:scatter" chart:column-mapping="0" chart:style-name="ch1">
        <chart:legend chart:legend-position="end" svg:x="18.501cm" svg:y="7.059cm" style:legend-expansion="high" chart:style-name="ch2"/>
        <chart:plot-area chart:style-name="ch3" table:cell-range-address="Sheet1.A2:Sheet1.A13 Sheet1.C1:Sheet1.C13" chart:data-source-has-labels="both" svg:x="0.433cm" svg:y="0.294cm" svg:width="17.635cm" svg:height="14.128cm">
          <chartooo:coordinate-region svg:x="1.054cm" svg:y="0.493cm" svg:width="16.827cm" svg:height="13.282cm"/>
          <chart:axis chart:dimension="x" chart:name="primary-x" chart:style-name="ch4" chartooo:axis-type="auto"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scatter">
            <chart:domain table:cell-range-address="Sheet1.A2:Sheet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c_A: Tabl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0">
                <text:p>0</text:p>
                <draw:g>
                  <svg:desc>Sheet1.C2:Sheet1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7cm" svg:height="14.716cm" xlink:href=".." xlink:type="simple" chart:class="chart:scatter" chart:column-mapping="1 0" chart:style-name="ch1">
        <chart:legend chart:legend-position="end" svg:x="18.316cm" svg:y="6.81cm" style:legend-expansion="high" chart:style-name="ch2"/>
        <chart:plot-area chart:style-name="ch3" table:cell-range-address="Sheet1.A2:Sheet1.A13 Sheet1.D1:Sheet1.E13" chart:data-source-has-labels="both" svg:x="0.433cm" svg:y="0.294cm" svg:width="17.45cm" svg:height="14.128cm">
          <chartooo:coordinate-region svg:x="0.869cm" svg:y="0.493cm" svg:width="16.827cm" svg:height="13.282cm"/>
          <chart:axis chart:dimension="x" chart:name="primary-x" chart:style-name="ch4" chartooo:axis-type="auto"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3" chart:label-cell-address="Sheet1.E1:Sheet1.E1" chart:class="chart:scatter">
            <chart:domain table:cell-range-address="Sheet1.A2:Sheet1.A13"/>
            <chart:data-point chart:repeated="12"/>
          </chart:series>
          <chart:series chart:style-name="ch7" chart:values-cell-range-address="Sheet1.D2:Sheet1.D13" chart:label-cell-address="Sheet1.D1:Sheet1.D1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</text:p>
                <draw:g>
                  <svg:desc>Sheet1.E1:Sheet1.E1</svg:desc>
                </draw:g>
              </table:table-cell>
              <table:table-cell office:value-type="string">
                <text:p>d2c_A: Tabl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1">
                <text:p>1</text:p>
                <draw:g>
                  <svg:desc>Sheet1.E2:Sheet1.E13</svg:desc>
                </draw:g>
              </table:table-cell>
              <table:table-cell office:value-type="float" office:value="0">
                <text:p>0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